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d50be" officeooo:paragraph-rsid="000d50be" style:font-weight-asian="bold" style:font-weight-complex="bold"/>
    </style:style>
    <style:style style:name="P2" style:family="paragraph" style:parent-style-name="Standard">
      <style:paragraph-properties fo:text-align="start" style:justify-single-word="false"/>
      <style:text-properties fo:font-weight="bold" officeooo:rsid="000d50be" officeooo:paragraph-rsid="000d50be" style:font-weight-asian="bold" style:font-weight-complex="bold"/>
    </style:style>
    <style:style style:name="P3" style:family="paragraph" style:parent-style-name="Standard">
      <style:paragraph-properties fo:text-align="start" style:justify-single-word="false"/>
      <style:text-properties fo:font-weight="bold" officeooo:rsid="00106973" officeooo:paragraph-rsid="00106973" style:font-weight-asian="bold" style:font-weight-complex="bold"/>
    </style:style>
    <style:style style:name="P4" style:family="paragraph" style:parent-style-name="Standard">
      <style:paragraph-properties fo:text-align="start" style:justify-single-word="false"/>
      <style:text-properties fo:font-weight="bold" officeooo:rsid="0012345a" officeooo:paragraph-rsid="0012345a" style:font-weight-asian="bold" style:font-weight-complex="bold"/>
    </style:style>
    <style:style style:name="P5" style:family="paragraph" style:parent-style-name="Standard">
      <style:paragraph-properties fo:text-align="start" style:justify-single-word="false"/>
      <style:text-properties fo:font-weight="normal" officeooo:rsid="000d50be" officeooo:paragraph-rsid="000d50be" style:font-weight-asian="normal" style:font-weight-complex="normal"/>
    </style:style>
    <style:style style:name="P6" style:family="paragraph" style:parent-style-name="Standard">
      <style:paragraph-properties fo:text-align="start" style:justify-single-word="false"/>
      <style:text-properties fo:font-weight="normal" officeooo:rsid="00106973" officeooo:paragraph-rsid="00106973" style:font-weight-asian="normal" style:font-weight-complex="normal"/>
    </style:style>
    <style:style style:name="P7" style:family="paragraph" style:parent-style-name="Standard">
      <style:paragraph-properties fo:text-align="start" style:justify-single-word="false"/>
      <style:text-properties fo:font-weight="normal" officeooo:rsid="0012345a" officeooo:paragraph-rsid="0012345a" style:font-weight-asian="normal" style:font-weight-complex="normal"/>
    </style:style>
    <style:style style:name="P8" style:family="paragraph" style:parent-style-name="Standard">
      <style:text-properties officeooo:rsid="000d8d02" officeooo:paragraph-rsid="000d8d02"/>
    </style:style>
    <style:style style:name="P9" style:family="paragraph" style:parent-style-name="Standard">
      <style:paragraph-properties fo:text-align="start" style:justify-single-word="false"/>
      <style:text-properties style:font-name="Courier 10 Pitch" fo:font-weight="normal" officeooo:rsid="0014e184" officeooo:paragraph-rsid="0014e184" style:font-weight-asian="normal" style:font-weight-complex="normal"/>
    </style:style>
    <style:style style:name="P10" style:family="paragraph" style:parent-style-name="Standard">
      <style:paragraph-properties fo:text-align="start" style:justify-single-word="false"/>
      <style:text-properties style:font-name="Courier 10 Pitch" fo:font-size="11pt" fo:font-weight="normal" officeooo:rsid="0015ba01" officeooo:paragraph-rsid="0015ba01"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style:font-name="Courier 10 Pitch" fo:font-size="11pt" fo:font-weight="bold" officeooo:rsid="0015ba01" officeooo:paragraph-rsid="0015ba01" style:font-size-asian="11pt" style:font-weight-asian="bold" style:font-size-complex="11pt" style:font-weight-complex="bold"/>
    </style:style>
    <style:style style:name="P12" style:family="paragraph" style:parent-style-name="Standard">
      <style:paragraph-properties fo:text-align="start" style:justify-single-word="false"/>
      <style:text-properties style:font-name="Courier 10 Pitch" fo:font-size="11pt" fo:font-weight="bold" officeooo:rsid="0015ba01" officeooo:paragraph-rsid="00173d07" style:font-size-asian="11pt" style:font-weight-asian="bold" style:font-size-complex="11pt" style:font-weight-complex="bold"/>
    </style:style>
    <style:style style:name="P13" style:family="paragraph" style:parent-style-name="Standard">
      <style:paragraph-properties fo:text-align="start" style:justify-single-word="false"/>
      <style:text-properties style:font-name="Courier 10 Pitch" fo:font-size="11pt" fo:font-weight="bold" officeooo:rsid="001d63d5" officeooo:paragraph-rsid="001d63d5" style:font-size-asian="11pt" style:font-weight-asian="bold" style:font-size-complex="11pt" style:font-weight-complex="bold"/>
    </style:style>
    <style:style style:name="P14" style:family="paragraph" style:parent-style-name="Standard">
      <style:paragraph-properties fo:text-align="start" style:justify-single-word="false"/>
      <style:text-properties fo:font-weight="normal" officeooo:rsid="000d50be" officeooo:paragraph-rsid="000d50be" style:font-weight-asian="normal" style:font-weight-complex="normal"/>
    </style:style>
    <style:style style:name="P15" style:family="paragraph" style:parent-style-name="Standard">
      <style:paragraph-properties fo:text-align="start" style:justify-single-word="false"/>
      <style:text-properties style:font-name="Liberation Serif" fo:font-weight="normal" officeooo:rsid="0015ba01" officeooo:paragraph-rsid="0015ba01" style:font-weight-asian="normal" style:font-weight-complex="normal"/>
    </style:style>
    <style:style style:name="P16" style:family="paragraph" style:parent-style-name="Standard">
      <style:paragraph-properties fo:text-align="start" style:justify-single-word="false"/>
      <style:text-properties style:font-name="Liberation Serif" fo:font-weight="normal" officeooo:rsid="001a01e4" officeooo:paragraph-rsid="001a01e4" style:font-weight-asian="normal" style:font-weight-complex="normal"/>
    </style:style>
    <style:style style:name="P17" style:family="paragraph" style:parent-style-name="Standard">
      <style:paragraph-properties fo:text-align="start" style:justify-single-word="false"/>
      <style:text-properties style:font-name="Liberation Serif" fo:font-weight="normal" officeooo:rsid="001ad5a6" officeooo:paragraph-rsid="001ad5a6" style:font-weight-asian="normal" style:font-weight-complex="normal"/>
    </style:style>
    <style:style style:name="P18" style:family="paragraph" style:parent-style-name="Standard">
      <style:paragraph-properties fo:text-align="start" style:justify-single-word="false"/>
      <style:text-properties style:font-name="Liberation Serif" fo:font-weight="bold" officeooo:rsid="0015ba01" officeooo:paragraph-rsid="0015ba01" style:font-weight-asian="bold" style:font-weight-complex="bold"/>
    </style:style>
    <style:style style:name="P19" style:family="paragraph" style:parent-style-name="Standard">
      <style:paragraph-properties fo:text-align="start" style:justify-single-word="false"/>
      <style:text-properties style:font-name="Liberation Serif" fo:font-weight="bold" officeooo:rsid="00173d07" officeooo:paragraph-rsid="0015ba01" style:font-weight-asian="bold" style:font-weight-complex="bold"/>
    </style:style>
    <style:style style:name="P20" style:family="paragraph" style:parent-style-name="Standard">
      <style:paragraph-properties fo:text-align="start" style:justify-single-word="false"/>
      <style:text-properties style:font-name="Liberation Serif" fo:font-weight="bold" officeooo:rsid="00173d07" officeooo:paragraph-rsid="00173d07" style:font-weight-asian="bold" style:font-weight-complex="bold"/>
    </style:style>
    <style:style style:name="P21" style:family="paragraph" style:parent-style-name="Standard">
      <style:paragraph-properties fo:text-align="start" style:justify-single-word="false"/>
      <style:text-properties style:font-name="Liberation Serif" fo:font-size="12pt" fo:font-weight="bold" officeooo:rsid="0018f5d0" officeooo:paragraph-rsid="0018f5d0"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erif" fo:font-size="12pt" fo:font-weight="bold" officeooo:rsid="001d63d5" officeooo:paragraph-rsid="001d63d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weight="bold" officeooo:rsid="001ea6bf" officeooo:paragraph-rsid="001ea6bf" style:font-weight-asian="bold" style:font-weight-complex="bold"/>
    </style:style>
    <style:style style:name="P24" style:family="paragraph" style:parent-style-name="Standard">
      <style:paragraph-properties fo:text-align="start" style:justify-single-word="false"/>
      <style:text-properties fo:font-weight="bold" officeooo:rsid="001ea6bf" officeooo:paragraph-rsid="001fe06a" style:font-weight-asian="bold" style:font-weight-complex="bold"/>
    </style:style>
    <style:style style:name="T1" style:family="text">
      <style:text-properties officeooo:rsid="000d8d02"/>
    </style:style>
    <style:style style:name="T2" style:family="text">
      <style:text-properties fo:font-weight="normal" style:font-weight-asian="normal" style:font-weight-complex="normal"/>
    </style:style>
    <style:style style:name="T3" style:family="text">
      <style:text-properties fo:font-weight="normal" officeooo:rsid="00173d07" style:font-weight-asian="normal" style:font-weight-complex="normal"/>
    </style:style>
    <style:style style:name="T4" style:family="text">
      <style:text-properties fo:font-weight="normal" officeooo:rsid="001fe06a" style:font-weight-asian="normal" style:font-weight-complex="normal"/>
    </style:style>
    <style:style style:name="T5" style:family="text">
      <style:text-properties officeooo:rsid="00173d07"/>
    </style:style>
    <style:style style:name="T6" style:family="text">
      <style:text-properties officeooo:rsid="001c65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niel MacMillan</text:p>
      <text:p text:style-name="P8">Dangnhi Ngo</text:p>
      <text:p text:style-name="P1">Lab 3</text:p>
      <text:p text:style-name="P5"/>
      <text:p text:style-name="P23">Individual Questions – Daniel</text:p>
      <text:p text:style-name="P23"/>
      <text:p text:style-name="P23"><text:span text:style-name="T2">1) Our lab 2 robot was a Braitenberg Vehicle in the sense that it had two sensors that controlled two motors that would steer the robot in reaction to some stimulus – in this case the color of the ground beneath the sensor.</text:span></text:p>
      <text:p text:style-name="P23"/>
      <text:p text:style-name="P24"><text:span text:style-name="T2">2) Braitenberg's method can be used </text:span><text:span text:style-name="T4">to describe complex robot behaviors because even with just two motors and two sensors, behavior can be changed according to how one programs the robot to react to the sensor readings. One can program the robot to slow down after </text:span></text:p>
      <text:p text:style-name="P24"/>
      <text:p text:style-name="P24"/>
      <text:p text:style-name="P24"><text:span text:style-name="T4">Also, different sensors can be added on to the robot, as well as different types of outside stimulus that can trigger different types of sensors. There is also a way to </text:span></text:p>
      <text:p text:style-name="P5"/>
      <text:p text:style-name="P5"/>
      <text:p text:style-name="P2">Part A</text:p>
      <text:p text:style-name="P5"/>
      <text:p text:style-name="P5">1) Light sensor readings fall below 2000 when a flashlight is shown nearby from a standing value of 3000 with just the lights from the room.</text:p>
      <text:p text:style-name="P5"/>
      <text:p text:style-name="P5">2) The light sensor readings vary by a factor of 200 when shone under the same light. <text:span text:style-name="T1">They both prefer the light source to be straight ahead of them, and not above or to the side of them.</text:span></text:p>
      <text:p text:style-name="P5"/>
      <text:p text:style-name="P5">3) <text:span text:style-name="T1">The minimum readings we can obtain is under 200, the maximum reading we can obtain is just under 4000, the typical readings in a lit room is around 3500.</text:span></text:p>
      <text:p text:style-name="P5"/>
      <text:p text:style-name="P5">4) <text:span text:style-name="T1">One of our light sensors is slightly stronger than the other, its readings vary from the other by a factor of 200.</text:span></text:p>
      <text:p text:style-name="P5"/>
      <text:p text:style-name="P9">/* Daniel MacMillan and Dangnhi Ngo</text:p>
      <text:p text:style-name="P9"><text:s/>* </text:p>
      <text:p text:style-name="P9"><text:s/>* Lab 3 - Part A</text:p>
      <text:p text:style-name="P9"><text:s/>* <text:s/>Print out the sensor readings from the analog ports.</text:p>
      <text:p text:style-name="P9"><text:s/>*/</text:p>
      <text:p text:style-name="P9"/>
      <text:p text:style-name="P9">#include &lt;kipr/botball.h&gt;</text:p>
      <text:p text:style-name="P9"/>
      <text:p text:style-name="P9">int main()</text:p>
      <text:p text:style-name="P9">{</text:p>
      <text:p text:style-name="P9"><text:tab/>while(!c_button_clicked())</text:p>
      <text:p text:style-name="P9"><text:s text:c="4"/>{</text:p>
      <text:p text:style-name="P9"><text:s text:c="4"/><text:tab/>printf("%d %d\n", analog(0), analog(1));</text:p>
      <text:p text:style-name="P9"><text:s text:c="4"/>}</text:p>
      <text:p text:style-name="P9"><text:s text:c="4"/>return 0;</text:p>
      <text:p text:style-name="P9"><text:soft-page-break/>}</text:p>
      <text:p text:style-name="P5"/>
      <text:p text:style-name="P3">Part B</text:p>
      <text:p text:style-name="P6"/>
      <text:p text:style-name="P7">For both sensors, the readings when the light is pointed directly down the tubes is under 200. When the sensor turns away at 10 degrees, the value goes up slightly up to 1000. When the sensor turns away from the light at 20 degrees, the sensor readings go back up to 3000, and completely lose any indication that the light is there at all beyond that angle.</text:p>
      <text:p text:style-name="P7"/>
      <text:p text:style-name="P4"/>
      <text:p text:style-name="P4"/>
      <text:p text:style-name="P4"/>
      <text:p text:style-name="P4"/>
      <text:p text:style-name="P4"/>
      <text:p text:style-name="P4"/>
      <text:p text:style-name="P4">Part C</text:p>
      <text:p text:style-name="P7"/>
      <text:p text:style-name="P10">/* Daniel MacMillan and Dangnhi Ngo</text:p>
      <text:p text:style-name="P10"><text:s/>* </text:p>
      <text:p text:style-name="P10"><text:s/>* Lab 3 - Part C</text:p>
      <text:p text:style-name="P10"><text:s/>* <text:s/>normalize light readings to motor commands</text:p>
      <text:p text:style-name="P10"><text:s/>*/</text:p>
      <text:p text:style-name="P10"/>
      <text:p text:style-name="P10">#include &lt;kipr/botball.h&gt;</text:p>
      <text:p text:style-name="P10"/>
      <text:p text:style-name="P10">#define MAX_VEL 25</text:p>
      <text:p text:style-name="P10"/>
      <text:p text:style-name="P10">/* Normalize: take light reading from individual sensors and turn it into </text:p>
      <text:p text:style-name="P10"><text:s/>* the proper motor speed.</text:p>
      <text:p text:style-name="P10"><text:s/>*/</text:p>
      <text:p text:style-name="P10">int normalize(int light)</text:p>
      <text:p text:style-name="P10">{</text:p>
      <text:p text:style-name="P10"><text:s text:c="4"/>int MAX_LIGHT = 100;</text:p>
      <text:p text:style-name="P10"><text:s text:c="4"/>int MIN_LIGHT = 4000;</text:p>
      <text:p text:style-name="P10"><text:s text:c="4"/></text:p>
      <text:p text:style-name="P10"><text:s text:c="4"/>int output = ((light - MIN_LIGHT) * 100) / (MAX_LIGHT - MIN_LIGHT);</text:p>
      <text:p text:style-name="P10"><text:s text:c="4"/></text:p>
      <text:p text:style-name="P10"><text:s text:c="4"/>// correct the values if they somehow go overboard</text:p>
      <text:p text:style-name="P10"><text:s text:c="4"/>if(output &lt; 0)</text:p>
      <text:p text:style-name="P10"><text:s text:c="8"/>return 0;</text:p>
      <text:p text:style-name="P10"><text:s text:c="4"/>if(output &gt; 100)</text:p>
      <text:p text:style-name="P10"><text:s text:c="8"/>return 100;</text:p>
      <text:p text:style-name="P10"><text:s text:c="4"/>return output;</text:p>
      <text:p text:style-name="P10">}</text:p>
      <text:p text:style-name="P15"/>
      <text:p text:style-name="P18">Part D - <text:span text:style-name="T5">FOLLOW</text:span></text:p>
      <text:p text:style-name="P15"/>
      <text:p text:style-name="P16">The light seeking algorithm we have written works to try and turn the robot, but next time we should change the hardware of the robot to make it physically turn the robot around.</text:p>
      <text:p text:style-name="P15"/>
      <text:p text:style-name="P11"><text:soft-page-break/><text:span text:style-name="T2">/* Daniel MacMillan and Dangnhi Ngo</text:span></text:p>
      <text:p text:style-name="P11"><text:span text:style-name="T2"><text:s/>* </text:span></text:p>
      <text:p text:style-name="P11"><text:span text:style-name="T2"><text:s/>* Lab 3 - Part D</text:span></text:p>
      <text:p text:style-name="P11"><text:span text:style-name="T2"><text:s/>* <text:s/>normalize light readings to motor commands and make it follow light</text:span></text:p>
      <text:p text:style-name="P11"><text:span text:style-name="T2"><text:s/>*/</text:span></text:p>
      <text:p text:style-name="P11"/>
      <text:p text:style-name="P11"><text:span text:style-name="T2">#include &lt;kipr/botball.h&gt;</text:span></text:p>
      <text:p text:style-name="P11"/>
      <text:p text:style-name="P11"><text:span text:style-name="T2">#define MAX_VEL 25</text:span></text:p>
      <text:p text:style-name="P11"/>
      <text:p text:style-name="P11"><text:span text:style-name="T2">/* Normalize: take light reading from individual sensors and turn it into </text:span></text:p>
      <text:p text:style-name="P11"><text:span text:style-name="T2"><text:s/>* the proper motor speed.</text:span></text:p>
      <text:p text:style-name="P11"><text:span text:style-name="T2"><text:s/>*/</text:span></text:p>
      <text:p text:style-name="P11"><text:span text:style-name="T2">int normalize(int light)</text:span></text:p>
      <text:p text:style-name="P11"><text:span text:style-name="T2">{</text:span></text:p>
      <text:p text:style-name="P11"><text:span text:style-name="T2"><text:s text:c="4"/>int MAX_LIGHT = 100;</text:span></text:p>
      <text:p text:style-name="P11"><text:span text:style-name="T2"><text:s text:c="4"/>int MIN_LIGHT = 4000;</text:span></text:p>
      <text:p text:style-name="P11"><text:span text:style-name="T2"><text:s text:c="4"/></text:span></text:p>
      <text:p text:style-name="P11"><text:span text:style-name="T2"><text:s text:c="4"/>int output = ((light - MIN_LIGHT) * 100) / (MAX_LIGHT - MIN_LIGHT);</text:span></text:p>
      <text:p text:style-name="P11"><text:span text:style-name="T2"><text:s text:c="4"/></text:span></text:p>
      <text:p text:style-name="P11"><text:span text:style-name="T2"><text:s text:c="4"/>// correct the values if they somehow go overboard</text:span></text:p>
      <text:p text:style-name="P11"><text:span text:style-name="T2"><text:s text:c="4"/>if(output &lt; 0)</text:span></text:p>
      <text:p text:style-name="P11"><text:span text:style-name="T2"><text:s text:c="8"/>return 0;</text:span></text:p>
      <text:p text:style-name="P11"><text:span text:style-name="T2"><text:s text:c="4"/>if(output &gt; 100)</text:span></text:p>
      <text:p text:style-name="P11"><text:span text:style-name="T2"><text:s text:c="8"/>return 100;</text:span></text:p>
      <text:p text:style-name="P11"><text:span text:style-name="T2"><text:s text:c="4"/>return output;</text:span></text:p>
      <text:p text:style-name="P11"><text:span text:style-name="T2">}</text:span></text:p>
      <text:p text:style-name="P11"/>
      <text:p text:style-name="P11"><text:span text:style-name="T2">int main()</text:span></text:p>
      <text:p text:style-name="P11"><text:span text:style-name="T2">{</text:span></text:p>
      <text:p text:style-name="P11"><text:span text:style-name="T2"><text:s text:c="4"/>while(!c_button_clicked())</text:span></text:p>
      <text:p text:style-name="P11"><text:span text:style-name="T2"><text:s text:c="4"/>{</text:span></text:p>
      <text:p text:style-name="P11"><text:span text:style-name="T2"><text:s text:c="8"/>// print the new motor values</text:span></text:p>
      <text:p text:style-name="P11"><text:span text:style-name="T2"><text:s text:c="8"/>int normal_left = normalize(analog(0));</text:span></text:p>
      <text:p text:style-name="P11"><text:span text:style-name="T2"><text:s text:c="8"/>int normal_right = normalize(analog(1));</text:span></text:p>
      <text:p text:style-name="P11"><text:span text:style-name="T2"><text:s text:c="8"/>printf("Left: %d | Right: %d\n", normal_left, normal_right);</text:span></text:p>
      <text:p text:style-name="P11"><text:span text:style-name="T2"><text:s text:c="8"/></text:span></text:p>
      <text:p text:style-name="P11"><text:span text:style-name="T2"><text:s text:c="8"/>// move the motors based on light values</text:span></text:p>
      <text:p text:style-name="P11"><text:span text:style-name="T2"><text:s text:c="8"/>// if we want to avoid light, make motor values negative, or <text:s text:c="16"/><text:tab/><text:tab/> swap normal_left/right</text:span></text:p>
      <text:p text:style-name="P11"><text:span text:style-name="T2"><text:s text:c="8"/>motor(0, normal_right);</text:span></text:p>
      <text:p text:style-name="P11"><text:span text:style-name="T2"><text:s text:c="8"/>motor(1, normal_left);</text:span></text:p>
      <text:p text:style-name="P11"><text:span text:style-name="T2"><text:s text:c="4"/>}</text:span></text:p>
      <text:p text:style-name="P11"><text:span text:style-name="T2"><text:s text:c="4"/>ao();</text:span></text:p>
      <text:p text:style-name="P11"><text:span text:style-name="T2"><text:s text:c="4"/>return 0;</text:span></text:p>
      <text:p text:style-name="P11"><text:span text:style-name="T2">}</text:span></text:p>
      <text:p text:style-name="P19"/>
      <text:p text:style-name="P20">Part D – AVOID</text:p>
      <text:p text:style-name="P20"/>
      <text:p text:style-name="P17">The way our robot avoids light is by swerving to <text:span text:style-name="T6">the right when the right sensor detects light, and swerves left when the left sensor detects light. All that we did to accomplish this was swapping </text:span><text:soft-page-break/><text:span text:style-name="T6">normalized values going to the motors from the avoid program.</text:span></text:p>
      <text:p text:style-name="P20"/>
      <text:p text:style-name="P12"><text:span text:style-name="T2">#include &lt;kipr/botball.h&gt;</text:span></text:p>
      <text:p text:style-name="P12"/>
      <text:p text:style-name="P12"><text:span text:style-name="T2">#define MAX_VEL 25</text:span></text:p>
      <text:p text:style-name="P12"/>
      <text:p text:style-name="P12"><text:span text:style-name="T2">/* Normalize: take light reading from individual sensors and turn it into </text:span></text:p>
      <text:p text:style-name="P12"><text:span text:style-name="T2"><text:s/>* the proper motor speed.</text:span></text:p>
      <text:p text:style-name="P12"><text:span text:style-name="T2"><text:s/>*/</text:span></text:p>
      <text:p text:style-name="P12"><text:span text:style-name="T2">int normalize(int light)</text:span></text:p>
      <text:p text:style-name="P12"><text:span text:style-name="T2">{</text:span></text:p>
      <text:p text:style-name="P12"><text:span text:style-name="T2"><text:s text:c="4"/>int MAX_LIGHT = 100;</text:span></text:p>
      <text:p text:style-name="P12"><text:span text:style-name="T2"><text:s text:c="4"/>int MIN_LIGHT = 4000;</text:span></text:p>
      <text:p text:style-name="P12"><text:span text:style-name="T2"><text:s text:c="4"/></text:span></text:p>
      <text:p text:style-name="P12"><text:span text:style-name="T2"><text:s text:c="4"/>int output = ((light - MIN_LIGHT) * 100) / (MAX_LIGHT - MIN_LIGHT);</text:span></text:p>
      <text:p text:style-name="P12"><text:span text:style-name="T2"><text:s text:c="4"/></text:span></text:p>
      <text:p text:style-name="P12"><text:span text:style-name="T2"><text:s text:c="4"/>// correct the values if they somehow go overboard</text:span></text:p>
      <text:p text:style-name="P12"><text:span text:style-name="T2"><text:s text:c="4"/>if(output &lt; 0)</text:span></text:p>
      <text:p text:style-name="P12"><text:span text:style-name="T2"><text:s text:c="8"/>return 0;</text:span></text:p>
      <text:p text:style-name="P12"><text:span text:style-name="T2"><text:s text:c="4"/>if(output &gt; 100)</text:span></text:p>
      <text:p text:style-name="P12"><text:span text:style-name="T2"><text:s text:c="8"/>return 100;</text:span></text:p>
      <text:p text:style-name="P12"><text:span text:style-name="T2"><text:s text:c="4"/>return output;</text:span></text:p>
      <text:p text:style-name="P12"><text:span text:style-name="T2">}</text:span></text:p>
      <text:p text:style-name="P12"/>
      <text:p text:style-name="P12"><text:span text:style-name="T2">int main()</text:span></text:p>
      <text:p text:style-name="P12"><text:span text:style-name="T2">{</text:span></text:p>
      <text:p text:style-name="P12"><text:span text:style-name="T2"><text:s text:c="4"/>while(!c_button_clicked())</text:span></text:p>
      <text:p text:style-name="P12"><text:span text:style-name="T2"><text:s text:c="4"/>{</text:span></text:p>
      <text:p text:style-name="P12"><text:span text:style-name="T2"><text:s text:c="8"/>// print the new motor values</text:span></text:p>
      <text:p text:style-name="P12"><text:span text:style-name="T2"><text:s text:c="8"/>int normal_left = normalize(analog(0));</text:span></text:p>
      <text:p text:style-name="P12"><text:span text:style-name="T2"><text:s text:c="8"/>int normal_right = normalize(analog(1));</text:span></text:p>
      <text:p text:style-name="P12"><text:span text:style-name="T2"><text:s text:c="8"/>printf("Left: %d | Right: %d\n", normal_left, normal_right);</text:span></text:p>
      <text:p text:style-name="P12"><text:span text:style-name="T2"><text:s text:c="8"/></text:span></text:p>
      <text:p text:style-name="P12"><text:span text:style-name="T2"><text:s text:c="8"/>// move the motors based on light values</text:span></text:p>
      <text:p text:style-name="P12"><text:span text:style-name="T2"><text:s text:c="8"/>// if we want to avoid light, make motor values negative, or <text:s text:c="16"/><text:tab/><text:tab/> swap normal_left/right</text:span></text:p>
      <text:p text:style-name="P12"><text:span text:style-name="T2"><text:s text:c="8"/>motor(0, normal_</text:span><text:span text:style-name="T3">left</text:span><text:span text:style-name="T2">);</text:span></text:p>
      <text:p text:style-name="P12"><text:span text:style-name="T2"><text:s text:c="8"/>motor(1, normal_</text:span><text:span text:style-name="T3">right</text:span><text:span text:style-name="T2">);</text:span></text:p>
      <text:p text:style-name="P12"><text:span text:style-name="T2"><text:s text:c="4"/>}</text:span></text:p>
      <text:p text:style-name="P12"><text:span text:style-name="T2"><text:s text:c="4"/>ao();</text:span></text:p>
      <text:p text:style-name="P12"><text:span text:style-name="T2"><text:s text:c="4"/>return 0;</text:span></text:p>
      <text:p text:style-name="P12"><text:span text:style-name="T2">}</text:span></text:p>
      <text:p text:style-name="P12"/>
      <text:p text:style-name="P21">Part E<text:span text:style-name="T2"><text:line-break/></text:span></text:p>
      <text:p text:style-name="P22"><text:span text:style-name="T2">The bumper code does the trick when trying to avoid obstacles because without it, the robot could keep moving toward light when it bumps into the light. The light sensor has no way of detecting how close a light source actually is, so this is a welcome addition.</text:span></text:p>
      <text:p text:style-name="P22"/>
      <text:p text:style-name="P13"><text:span text:style-name="T2">/* Daniel MacMillan and Dangnhi Ngo</text:span></text:p>
      <text:p text:style-name="P13"><text:span text:style-name="T2"><text:s/>* </text:span></text:p>
      <text:p text:style-name="P13"><text:soft-page-break/><text:span text:style-name="T2"><text:s/>* Lab 3 - Part E</text:span></text:p>
      <text:p text:style-name="P13"><text:span text:style-name="T2"><text:s/>* <text:s/>add bumper code from lab 1 so that the robot avoids obstacles</text:span></text:p>
      <text:p text:style-name="P13"><text:span text:style-name="T2"><text:s/>*/</text:span></text:p>
      <text:p text:style-name="P13"/>
      <text:p text:style-name="P13"><text:span text:style-name="T2">#include &lt;kipr/botball.h&gt;</text:span></text:p>
      <text:p text:style-name="P13"/>
      <text:p text:style-name="P13"><text:span text:style-name="T2">#define MAX_VEL 25</text:span></text:p>
      <text:p text:style-name="P13"/>
      <text:p text:style-name="P13"><text:span text:style-name="T2">/* Normalize: take light reading from individual sensors and turn it into </text:span></text:p>
      <text:p text:style-name="P13"><text:span text:style-name="T2"><text:s/>* the proper motor speed.</text:span></text:p>
      <text:p text:style-name="P13"><text:span text:style-name="T2"><text:s/>*/</text:span></text:p>
      <text:p text:style-name="P13"><text:span text:style-name="T2">int normalize(int light)</text:span></text:p>
      <text:p text:style-name="P13"><text:span text:style-name="T2">{</text:span></text:p>
      <text:p text:style-name="P13"><text:span text:style-name="T2"><text:s text:c="4"/>int MAX_LIGHT = 100;</text:span></text:p>
      <text:p text:style-name="P13"><text:span text:style-name="T2"><text:s text:c="4"/>int MIN_LIGHT = 4000;</text:span></text:p>
      <text:p text:style-name="P13"><text:span text:style-name="T2"><text:s text:c="4"/></text:span></text:p>
      <text:p text:style-name="P13"><text:span text:style-name="T2"><text:s text:c="4"/>int output = ((light - MIN_LIGHT) * 100) / (MAX_LIGHT - MIN_LIGHT);</text:span></text:p>
      <text:p text:style-name="P13"><text:span text:style-name="T2"><text:s text:c="4"/></text:span></text:p>
      <text:p text:style-name="P13"><text:span text:style-name="T2"><text:s text:c="4"/>// correct the values if they somehow go overboard</text:span></text:p>
      <text:p text:style-name="P13"><text:span text:style-name="T2"><text:s text:c="4"/>if(output &lt; 0)</text:span></text:p>
      <text:p text:style-name="P13"><text:span text:style-name="T2"><text:s text:c="8"/>return 0;</text:span></text:p>
      <text:p text:style-name="P13"><text:span text:style-name="T2"><text:s text:c="4"/>if(output &gt; 100)</text:span></text:p>
      <text:p text:style-name="P13"><text:span text:style-name="T2"><text:s text:c="8"/>return 100;</text:span></text:p>
      <text:p text:style-name="P13"><text:span text:style-name="T2"><text:s text:c="4"/>return output;</text:span></text:p>
      <text:p text:style-name="P13"><text:span text:style-name="T2">}</text:span></text:p>
      <text:p text:style-name="P13"/>
      <text:p text:style-name="P13"><text:span text:style-name="T2">/* turn_around: procedure from lab 2 to be called when the bumper is hit.</text:span></text:p>
      <text:p text:style-name="P13"><text:span text:style-name="T2"><text:s/>*/</text:span></text:p>
      <text:p text:style-name="P13"><text:span text:style-name="T2">void turn_around()</text:span></text:p>
      <text:p text:style-name="P13"><text:span text:style-name="T2">{</text:span></text:p>
      <text:p text:style-name="P13"><text:span text:style-name="T2"><text:tab/>// first go backward</text:span></text:p>
      <text:p text:style-name="P13"><text:span text:style-name="T2"><text:s text:c="4"/>motor(0,-MAX_VEL*2);</text:span></text:p>
      <text:p text:style-name="P13"><text:span text:style-name="T2"><text:s text:c="4"/>motor(1,-MAX_VEL*2);</text:span></text:p>
      <text:p text:style-name="P13"><text:span text:style-name="T2"><text:s/><text:tab/>msleep(700);</text:span></text:p>
      <text:p text:style-name="P13"><text:span text:style-name="T2"><text:s text:c="4"/>// then swivel around to go a different direction</text:span></text:p>
      <text:p text:style-name="P13"><text:span text:style-name="T2"><text:s text:c="4"/>motor(0,-MAX_VEL*2);</text:span></text:p>
      <text:p text:style-name="P13"><text:span text:style-name="T2"><text:s text:c="4"/>motor(1, MAX_VEL*2);</text:span></text:p>
      <text:p text:style-name="P13"><text:span text:style-name="T2"><text:s text:c="4"/>msleep(2000);</text:span></text:p>
      <text:p text:style-name="P13"><text:span text:style-name="T2"><text:s text:c="4"/></text:span></text:p>
      <text:p text:style-name="P13"><text:span text:style-name="T2"><text:s text:c="4"/>return;</text:span></text:p>
      <text:p text:style-name="P13"><text:span text:style-name="T2">}</text:span></text:p>
      <text:p text:style-name="P13"/>
      <text:p text:style-name="P13"><text:span text:style-name="T2">int main()</text:span></text:p>
      <text:p text:style-name="P13"><text:span text:style-name="T2">{</text:span></text:p>
      <text:p text:style-name="P13"><text:span text:style-name="T2"><text:s text:c="4"/>while(!c_button_clicked())</text:span></text:p>
      <text:p text:style-name="P13"><text:span text:style-name="T2"><text:s text:c="4"/>{</text:span></text:p>
      <text:p text:style-name="P13"><text:span text:style-name="T2"><text:s text:c="8"/>// print the new motor values</text:span></text:p>
      <text:p text:style-name="P13"><text:span text:style-name="T2"><text:s text:c="8"/>int normal_left = normalize(analog(0));</text:span></text:p>
      <text:p text:style-name="P13"><text:span text:style-name="T2"><text:s text:c="8"/>int normal_right = normalize(analog(1));</text:span></text:p>
      <text:p text:style-name="P13"><text:span text:style-name="T2"><text:s text:c="8"/>printf("Left: %d | Right: %d\n", normal_left, normal_right);</text:span></text:p>
      <text:p text:style-name="P13"><text:span text:style-name="T2"><text:s text:c="8"/></text:span></text:p>
      <text:p text:style-name="P13"><text:soft-page-break/><text:span text:style-name="T2"><text:s text:c="8"/>// move the motors based on light values</text:span></text:p>
      <text:p text:style-name="P13"><text:span text:style-name="T2"><text:s text:c="8"/>// if we want to avoid light, make motor values negative</text:span></text:p>
      <text:p text:style-name="P13"><text:span text:style-name="T2"><text:s text:c="8"/>motor(0, normal_right);</text:span></text:p>
      <text:p text:style-name="P13"><text:span text:style-name="T2"><text:s text:c="8"/>motor(1, normal_left);</text:span></text:p>
      <text:p text:style-name="P13"><text:span text:style-name="T2"><text:s text:c="8"/></text:span></text:p>
      <text:p text:style-name="P13"><text:span text:style-name="T2"><text:s text:c="8"/>// Hit detection</text:span></text:p>
      <text:p text:style-name="P13"><text:span text:style-name="T2"><text:s text:c="8"/>if(digital(2) || digital(3))</text:span></text:p>
      <text:p text:style-name="P13"><text:span text:style-name="T2"><text:s text:c="8"/>{</text:span></text:p>
      <text:p text:style-name="P13"><text:span text:style-name="T2"><text:s text:c="12"/>turn_around();</text:span></text:p>
      <text:p text:style-name="P13"><text:span text:style-name="T2"><text:s text:c="8"/>}</text:span></text:p>
      <text:p text:style-name="P13"><text:span text:style-name="T2"><text:s text:c="8"/></text:span></text:p>
      <text:p text:style-name="P13"><text:span text:style-name="T2"><text:s text:c="8"/>msleep(20);</text:span></text:p>
      <text:p text:style-name="P13"><text:span text:style-name="T2"><text:s text:c="4"/>}</text:span></text:p>
      <text:p text:style-name="P13"><text:span text:style-name="T2"><text:s text:c="4"/>ao();</text:span></text:p>
      <text:p text:style-name="P13"><text:span text:style-name="T2"><text:s text:c="4"/>return 0;</text:span></text:p>
      <text:p text:style-name="P13"><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0:07:07.944678103</meta:creation-date>
    <dc:date>2018-02-23T16:23:09.583532111</dc:date>
    <meta:editing-duration>PT4H3M38S</meta:editing-duration>
    <meta:editing-cycles>12</meta:editing-cycles>
    <meta:generator>LibreOffice/4.2.8.2$Linux_X86_64 LibreOffice_project/420m0$Build-2</meta:generator>
    <meta:document-statistic meta:table-count="0" meta:image-count="0" meta:object-count="0" meta:page-count="6" meta:paragraph-count="200" meta:word-count="1061" meta:character-count="6721" meta:non-whitespace-character-count="5160"/>
  </office:meta>
</office:document-meta>
</file>